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loext:contextual-spacing="false" fo:margin-top="0cm" fo:margin-bottom="0.499cm" fo:text-align="justify" style:justify-single-word="false"/>
    </style:style>
    <style:style style:name="P2" style:family="paragraph" style:parent-style-name="Header">
      <style:paragraph-properties>
        <style:tab-stops/>
      </style:paragraph-properties>
      <style:text-properties style:font-name="Ari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0" style:family="paragraph" style:parent-style-name="Standard"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Arial1" fo:font-size="11pt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5" style:family="paragraph" style:parent-style-name="Prénom_20_NOM">
      <style:text-properties style:font-name="Arial" fo:font-size="11pt" style:font-size-asian="11pt" style:font-size-complex="11pt"/>
    </style:style>
    <style:style style:name="P16" style:family="paragraph" style:parent-style-name="Texte_20_de_20_saisie">
      <style:text-properties style:font-name="Arial" fo:font-size="11pt" style:font-size-asian="11pt" style:font-size-complex="11pt"/>
    </style:style>
    <style:style style:name="P17" style:family="paragraph" style:parent-style-name="Texte_20_de_20_saisie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normal" fo:background-color="transparent" style:font-name-asian="Times New Roman" style:font-size-asian="11pt" style:font-weight-asian="normal" style:font-name-complex="Arial" style:font-size-complex="11pt" style:font-weight-complex="normal"/>
    </style:style>
    <style:style style:name="P21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style:font-name="Arial1" fo:font-size="11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1" fo:font-size="9pt"/>
    </style:style>
    <style:style style:name="T4" style:family="text">
      <style:text-properties style:font-name-asian="Times New Roman" style:font-name-complex="Arial"/>
    </style:style>
    <style:style style:name="T5" style:family="text">
      <style:text-properties fo:color="#000000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use-window-font-color="true"/>
    </style:style>
    <style:style style:name="T10" style:family="text">
      <style:text-properties fo:color="#ff0000"/>
    </style:style>
    <style:style style:name="T11" style:family="text">
      <style:text-properties style:text-position="0% 100%" style:font-name="Arial1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20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 : DPAS/SIS/<text:span text:style-name="T6">BADA/SUSPENSION/</text:span><text:span text:style-name="T6"><text:date style:data-style-name="N106" text:date-value="2015-04-23T11:14:56.95">2015</text:date></text:span></text:p>
              <text:p text:style-name="P7"><text:span text:style-name="T6"><text:s text:c="10"/>Matricule CAF : </text:span><text:span text:style-name="T6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4">Bobigny, le <text:date style:data-style-name="N36" text:date-value="2015-04-23T11:14:56.95">23/04/2015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libtypevoie"/></text:span><text:span text:style-name="T8"> </text:span><text:span text:style-name="T8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4"><text:user-field-get text:name="adresse_codepos"/></text:span><text:span text:style-name="T4"> </text:span><text:span text:style-name="T4"><text:user-field-get text:name="adresse_nomcom"/></text:span></text:p>
            </table:table-cell>
          </table:table-row>
        </table:table>
        <text:p text:style-name="P3"/>
        <text:p text:style-name="P12"/>
        <text:p text:style-name="P5"><text:user-field-get text:name="personne_qual"/>,</text:p>
        <text:p text:style-name="P5"/>
        <text:p text:style-name="P5">Comme je vous l’indiquais dans mon courrier du <text:span text:style-name="T5"><text:user-field-get text:name="passagecommissionep_impressionconvocation"/></text:span>, votre dossier a été transmis à l’Equipe Pluridisciplinaire (EP) qui a examiné votre situation </text:p>
        <text:p text:style-name="P5"/>
        <text:p text:style-name="P18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5"/>
        <text:p text:style-name="P5">La Caisse d’Allocations Familiales (CAF) effectuera cette réduction pour le mois de<text:span text:style-name="T10"> </text:span><text:span text:style-name="T9"><text:date style:data-style-name="N107" text:date-value="2015-04-23T11:14:56.95">avril 2015</text:date></text:span> payable en <text:date style:data-style-name="N107" text:date-value="2015-04-23T11:14:56.95" text:date-adjust="PT744H00M00S">mai 2015</text:date>.</text:p>
        <text:p text:style-name="P5"/>
        <text:p text:style-name="P5">Vous pouvez contester cette décision par un recours administratif dans un délai de deux mois à compter de la réception de cette lettre, auprès de Monsieur le Président du Conseil Départemental, Hôtel du Département – BP 93 – 93006 BOBIGNY Cedex.</text:p>
        <text:p text:style-name="P5"/>
        <text:p text:style-name="P11"><text:span text:style-name="T12">Je vous invite à prendre contact avec Pôle Emploi en appelant le 39 49</text:span><text:span text:style-name="T2">1</text:span> <text:span text:style-name="T11">afin de souscrire un Projet Personnalisé d’Accès à l’Emploi (PPAE). </text:span></text:p>
        <text:p text:style-name="P13"/>
        <text:p text:style-name="P18">Sans PPAE de votre part dans un délai d’un mois, votre dossier repassera en commission et vous vous exposerez à une suspension totale de votre RSA.</text:p>
        <text:p text:style-name="P18"/>
        <text:p text:style-name="P5">Je reste à votre entière disposition pour tout renseignement complémentaire.</text:p>
        <text:p text:style-name="P5"/>
        <text:p text:style-name="P6">Je vous prie de croire, <text:user-field-get text:name="personne_qual"/>, à l'assurance de mes salutations distinguées.</text:p>
        <text:p text:style-name="P16"/>
        <text:p text:style-name="P16"/>
        <text:p text:style-name="P17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loext:contextual-spacing="false" fo:margin-top="0cm" fo:margin-bottom="0.499cm" fo:text-align="justify" style:justify-single-word="false"/>
    </style:style>
    <style:style style:name="MP2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text-position="super 58%" style:font-name="Arial1" fo:font-size="11pt"/>
    </style:style>
    <style:style style:name="MT2" style:family="text">
      <style:text-properties style:font-name="Arial1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1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4:56.92</dc:date>
    <dc:creator>linda baitech</dc:creator>
    <meta:editing-duration>PT06H13M35S</meta:editing-duration>
    <meta:editing-cycles>108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232" meta:character-count="1471"/>
  </office:meta>
</office:document-meta>
</file>